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666666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Releases</text:p>
          </table:table-cell>
          <table:table-cell table:style-name="ce1" office:value-type="string" calcext:value-type="string">
            <text:p>Qnt. Cenários Encontrados</text:p>
          </table:table-cell>
          <table:table-cell table:number-columns-repeated="101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6" calcext:value-type="float">
            <text:p>56</text:p>
          </table:table-cell>
          <table:table-cell table:style-name="ce5" table:number-columns-repeated="1015"/>
        </table:table-row>
        <table:table-row table:style-name="ro1"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56" calcext:value-type="float">
            <text:p>56</text:p>
          </table:table-cell>
          <table:table-cell table:style-name="ce5" table:number-columns-repeated="101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8" calcext:value-type="float">
            <text:p>58</text:p>
          </table:table-cell>
          <table:table-cell table:style-name="ce6" table:number-columns-repeated="1015"/>
        </table:table-row>
        <table:table-row table:style-name="ro1">
          <table:table-cell table:style-name="ce4" office:value-type="float" office:value="916" calcext:value-type="float">
            <text:p>916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4" office:value-type="float" office:value="918" calcext:value-type="float">
            <text:p>918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4" office:value-type="float" office:value="927" calcext:value-type="float">
            <text:p>927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4" office:value-type="float" office:value="931" calcext:value-type="float">
            <text:p>931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4" office:value-type="float" office:value="940" calcext:value-type="float">
            <text:p>940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4" office:value-type="float" office:value="953" calcext:value-type="float">
            <text:p>953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21:55:44.4226196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21:35.388171219</meta:creation-date>
    <dc:date>2015-06-10T22:07:35.784488215</dc:date>
    <meta:editing-duration>PT9H14M28S</meta:editing-duration>
    <meta:editing-cycles>17</meta:editing-cycles>
    <meta:generator>LibreOffice/4.2.7.2$Linux_X86_64 LibreOffice_project/420m0$Build-2</meta:generator>
    <meta:document-statistic meta:table-count="1" meta:cell-count="34" meta:object-count="0"/>
  </office:meta>
</office:document-meta>
</file>